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2" style:family="graphic" style:parent-style-name="DB_5f_Table">
      <style:graphic-properties draw:textarea-horizontal-align="justify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DB_5f_ColumList">
      <style:graphic-properties draw:auto-grow-height="false"/>
    </style:style>
    <style:style style:name="gr5" style:family="graphic" style:parent-style-name="DB_5f_Comment">
      <style:graphic-properties draw:textarea-horizontal-align="justify" draw:textarea-vertical-align="middle" draw:auto-grow-height="false"/>
    </style:style>
    <style:style style:name="gr6" style:family="graphic" style:parent-style-name="DB_5f_Comment_5f_Connector">
      <style:graphic-properties draw:textarea-horizontal-align="center" draw:textarea-vertical-align="middle"/>
    </style:style>
    <style:style style:name="gr7" style:family="graphic" style:parent-style-name="DB_5f_N2M-Relation">
      <style:graphic-properties draw:textarea-horizontal-align="justify" draw:auto-grow-height="false"/>
    </style:style>
    <style:style style:name="gr8" style:family="graphic" style:parent-style-name="standard">
      <style:graphic-properties draw:fill="solid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pt"/>
    </style:style>
    <style:style style:name="P6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l - minimized" draw:style-name="dp1" draw:master-page-name="Default">
        <draw:custom-shape draw:style-name="gr1" draw:text-style-name="P2" draw:layer="layout" svg:width="30cm" svg:height="26cm" svg:x="5.5cm" svg:y="2cm">
          <text:p text:style-name="P1"><text:span text:style-name="T1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3.1cm" svg:height="11cm" svg:x="9.4cm" svg:y="31.5cm">
          <text:p text:style-name="P1"><text:span text:style-name="T1">File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cm" svg:height="3.498cm" svg:x="23cm" svg:y="34.8cm">
          <text:p text:style-name="P1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5cm" svg:height="0.837cm" svg:x="11.6cm" svg:y="24.763cm">
          <draw:glue-point draw:id="4" svg:x="-2.5cm" svg:y="-5.004cm"/>
          <text:p text:style-name="P1"><text:span text:style-name="T2">so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35cm" svg:y1="25.6cm" svg:x2="18.251cm" svg:y2="32.5cm" draw:start-shape="id1" draw:start-glue-point="2" draw:end-shape="id2" svg:d="m13350 25600v3450h4901v3450">
          <text:p/>
        </draw:connector>
        <draw:custom-shape draw:style-name="gr2" draw:text-style-name="P3" draw:id="id6" draw:layer="layout" svg:width="3.502cm" svg:height="0.9cm" svg:x="11.348cm" svg:y="9.1cm">
          <text:p text:style-name="P1"><text:span text:style-name="T2">arti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2.236cm" svg:x="23.308cm" svg:y="35.557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cm" svg:height="2.5cm" svg:x="15.9cm" svg:y="39.3cm">
          <text:p text:style-name="P1"><text:span text:style-name="T2">fol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1.322cm" svg:x="16.208cm" svg:y="39.978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cm" svg:y1="38.298cm" svg:x2="17.9cm" svg:y2="39.3cm" draw:start-shape="id3" draw:start-glue-point="2" draw:end-shape="id4" svg:d="m25000 38298v501h-7100v501">
          <text:p/>
        </draw:connector>
        <draw:custom-shape draw:style-name="gr2" draw:text-style-name="P3" draw:id="id2" draw:layer="layout" svg:width="3.502cm" svg:height="1.5cm" svg:x="16.5cm" svg:y="32.5cm">
          <text:p text:style-name="P1"><text:span text:style-name="T2">contains so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251cm" svg:y1="34cm" svg:x2="25cm" svg:y2="34.8cm" draw:start-shape="id2" draw:start-glue-point="2" draw:end-shape="id3" draw:end-glue-point="0" svg:d="m18251 34000v501h3250v-202h3499v501">
          <text:p/>
        </draw:connector>
        <draw:custom-shape draw:style-name="gr5" draw:text-style-name="P5" draw:id="id5" draw:layer="layout" svg:width="10cm" svg:height="1.5cm" svg:x="6.5cm" svg:y="28.5cm">
          <text:p><text:span text:style-name="T3">A song can be available in multiple files (different qualities)</text:span></text:p>
          <text:p><text:span text:style-name="T3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.5cm" svg:y1="30cm" svg:x2="16.5cm" svg:y2="33.25cm" draw:start-shape="id5" draw:start-glue-point="2" draw:end-shape="id2" svg:d="m11500 30000 5000 3250">
          <text:p/>
        </draw:connector>
        <draw:custom-shape draw:style-name="gr2" draw:text-style-name="P3" draw:id="id13" draw:layer="layout" svg:width="3cm" svg:height="2.5cm" svg:x="10.2cm" svg:y="35cm">
          <text:p text:style-name="P1"><text:span text:style-name="T2">file_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322cm" svg:x="10.7cm" svg:y="35.678cm"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7" draw:layer="layout" svg:width="9cm" svg:height="1.4cm" svg:x="8.6cm" svg:y="12.1cm">
          <text:p text:style-name="P1">N:M</text:p>
          <text:p text:style-name="P1"><text:span text:style-name="T4">(eine Band veroeffentlich mehrere CDs,</text:span></text:p>
          <text:p text:style-name="P1"><text:span text:style-name="T4">Eine CD kann von mehreren Bands veroeffentlch werd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3.099cm" svg:y1="10cm" svg:x2="13.1cm" svg:y2="12.1cm" draw:start-shape="id6" draw:start-glue-point="2" draw:end-shape="id7" draw:end-glue-point="0" svg:d="m13099 10000 1 2100">
          <text:p/>
        </draw:connector>
        <draw:connector draw:style-name="gr8" draw:text-style-name="P1" draw:layer="layout" draw:type="line" svg:x1="13.1cm" svg:y1="13.5cm" svg:x2="13.1cm" svg:y2="14.5cm" draw:start-shape="id7" draw:start-glue-point="2" draw:end-shape="id8" draw:end-glue-point="0" svg:d="m13100 13500v1000">
          <text:p/>
        </draw:connector>
        <draw:custom-shape draw:style-name="gr5" draw:text-style-name="P5" draw:layer="layout" svg:width="15cm" svg:height="2.176cm" svg:x="37cm" svg:y="11.5cm">
          <text:p><text:span text:style-name="T3">An artist can release multiple records</text:span></text:p>
          <text:p><text:span text:style-name="T3">A record can be released by multipe artists („Bob Marley and the Wailers“)</text:span></text:p>
          <text:p><text:span text:style-name="T3">(note that a record can be </text:span><text:span text:style-name="T5">release</text:span><text:span text:style-name="T3"> by one group of artists and be </text:span><text:span text:style-name="T5">played</text:span><text:span text:style-name="T3"> by another group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8" draw:layer="layout" svg:width="6cm" svg:height="3cm" svg:x="27.5cm" svg:y="15.5cm">
          <text:p text:style-name="P1">N:M:M</text:p>
          <text:p text:style-name="P1">(Eine Person kann in </text:p>
          <text:p text:style-name="P1">mehreren Liedern mehrere </text:p>
          <text:p text:style-name="P1">Rollen haben (zb gesang und </text:p>
          <text:p text:style-name="P1">gitarre)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8cm" svg:height="2cm" svg:x="9.3cm" svg:y="21cm">
          <text:p text:style-name="P1">N:M</text:p>
          <text:p text:style-name="P1">(eine CD hat mehrere Lieder,</text:p>
          <text:p text:style-name="P1">Eine Lied kann auf mehreren CDs sei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1cm" svg:y1="16.5cm" svg:x2="13.068cm" svg:y2="18.6cm" draw:start-shape="id8" draw:start-glue-point="2" draw:end-shape="id9" draw:end-glue-point="0" svg:d="m13100 16500v1050h-32v1050">
          <text:p/>
        </draw:connector>
        <draw:connector draw:style-name="gr3" draw:text-style-name="P1" draw:layer="layout" svg:x1="13.3cm" svg:y1="23cm" svg:x2="13.35cm" svg:y2="24.763cm" draw:start-shape="id10" draw:start-glue-point="2" draw:end-shape="id1" draw:end-glue-point="0" svg:d="m13300 23000v881h50v882">
          <text:p/>
        </draw:connector>
        <draw:custom-shape draw:style-name="gr5" draw:text-style-name="P5" draw:layer="layout" svg:width="16cm" svg:height="3.176cm" svg:x="37.056cm" svg:y="14.124cm">
          <text:p><text:span text:style-name="T3">An song can be played by multiple persons</text:span></text:p>
          <text:p><text:span text:style-name="T3">An person can play multiple songs</text:span></text:p>
          <text:p><text:span text:style-name="T3">Each person has a role in a song.</text:span></text:p>
          <text:p><text:span text:style-name="T3">A person may apear multiple times with different roles in one song</text:span></text:p>
          <text:p><text:span text:style-name="T3">(note that a record can be </text:span><text:span text:style-name="T5">release</text:span><text:span text:style-name="T3"> by one group of artists and be </text:span><text:span text:style-name="T5">played</text:span><text:span text:style-name="T3"> by another group of pers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4cm" svg:height="2.5cm" svg:x="20.9cm" svg:y="39.502cm">
          <text:p text:style-name="P1"><text:span text:style-name="T2">file_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1.322cm" svg:x="21.208cm" svg:y="40.18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id="id12" draw:layer="layout" svg:x1="22.9cm" svg:y1="39cm" svg:x2="22.9cm" svg:y2="39.502cm" draw:end-shape="id11" draw:end-glue-point="0" svg:d="m22900 39000v502">
          <text:p/>
        </draw:connector>
        <draw:connector draw:style-name="gr3" draw:text-style-name="P1" draw:layer="layout" svg:x1="22.9cm" svg:y1="39.251cm" svg:x2="25cm" svg:y2="38.298cm" draw:start-shape="id12" draw:start-glue-point="0" draw:end-shape="id3" draw:end-glue-point="2" svg:d="m22900 39251h2100v-953">
          <text:p/>
        </draw:connector>
        <draw:custom-shape draw:style-name="gr2" draw:text-style-name="P3" draw:id="id14" draw:layer="layout" svg:width="2.5cm" svg:height="1.5cm" svg:x="13.8cm" svg:y="35.5cm">
          <text:p text:style-name="P1"><text:span text:style-name="T2">available_i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2cm" svg:y1="36.25cm" svg:x2="13.8cm" svg:y2="36.25cm" draw:start-shape="id13" draw:start-glue-point="1" draw:end-shape="id14" draw:end-glue-point="3" svg:d="m13200 36250h600">
          <text:p/>
        </draw:connector>
        <draw:connector draw:style-name="gr3" draw:text-style-name="P1" draw:layer="layout" svg:x1="16.3cm" svg:y1="36.25cm" svg:x2="23cm" svg:y2="36.549cm" draw:start-shape="id14" draw:start-glue-point="1" draw:end-shape="id3" draw:end-glue-point="3" svg:d="m16300 36250h3350v299h3350">
          <text:p/>
        </draw:connector>
        <draw:custom-shape draw:style-name="gr2" draw:text-style-name="P3" draw:id="id9" draw:layer="layout" svg:width="8.664cm" svg:height="1.4cm" svg:x="8.736cm" svg:y="18.6cm">
          <text:p text:style-name="P1"><text:span text:style-name="T2">Disk</text:span></text:p>
          <text:p text:style-name="P1"><text:span text:style-name="T2">(ein Musikalbum kann mehrere CDs hab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068cm" svg:y1="20cm" svg:x2="13.3cm" svg:y2="21cm" draw:start-shape="id9" draw:start-glue-point="2" draw:end-shape="id10" draw:end-glue-point="0" svg:d="m13068 20000v500h232v500">
          <text:p/>
        </draw:connector>
        <draw:custom-shape draw:style-name="gr7" draw:text-style-name="P1" draw:id="id16" draw:layer="layout" svg:width="7.5cm" svg:height="2cm" svg:x="9.331cm" svg:y="5.5cm">
          <text:p text:style-name="P1">N:M</text:p>
          <text:p text:style-name="P1"><text:span text:style-name="T4">(eine Person spielt in mehreren Bands,</text:span></text:p>
          <text:p text:style-name="P1"><text:span text:style-name="T4">Eine Band besteht aus mehreren Personen</text:span>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1cm" svg:y1="5cm" svg:x2="13.081cm" svg:y2="5.5cm" draw:start-shape="id15" draw:start-glue-point="2" draw:end-shape="id16" draw:end-glue-point="0" svg:d="m13100 5000v250h-19v250">
          <text:p/>
        </draw:connector>
        <draw:connector draw:style-name="gr3" draw:text-style-name="P1" draw:layer="layout" svg:x1="13.081cm" svg:y1="7.5cm" svg:x2="13.099cm" svg:y2="9.1cm" draw:start-shape="id16" draw:start-glue-point="2" draw:end-shape="id6" draw:end-glue-point="0" svg:d="m13081 7500v800h18v800">
          <text:p/>
        </draw:connector>
        <draw:custom-shape draw:style-name="gr2" draw:text-style-name="P3" draw:layer="layout" svg:width="3.502cm" svg:height="4cm" svg:x="35cm" svg:y="3cm">
          <text:p text:style-name="P1"><text:span text:style-name="T6">record_type</text:span></text:p>
          <text:p text:style-name="P1"><text:span text:style-name="T2">Album</text:span></text:p>
          <text:p text:style-name="P1"><text:span text:style-name="T2">EP</text:span></text:p>
          <text:p text:style-name="P1"><text:span text:style-name="T2">Single</text:span></text:p>
          <text:p text:style-name="P1"><text:span text:style-name="T2">BestOf</text:span></text:p>
          <text:p text:style-name="P1"><text:span text:style-name="T2">Live</text:span></text:p>
          <text:p text:style-name="P1"><text:span text:style-name="T2">Sample</text:span></text:p>
          <text:p text:style-name="P1"><text:span text:style-name="T2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4.5cm" svg:x="39cm" svg:y="3cm">
          <text:p text:style-name="P1"><text:span text:style-name="T6">Role</text:span></text:p>
          <text:p text:style-name="P1"><text:span text:style-name="T2">Lead singer</text:span></text:p>
          <text:p text:style-name="P1"><text:span text:style-name="T2">Background singer</text:span></text:p>
          <text:p text:style-name="P1"><text:span text:style-name="T2">1. Guitar</text:span></text:p>
          <text:p text:style-name="P1"><text:span text:style-name="T2">2. Guitar</text:span></text:p>
          <text:p text:style-name="P1"><text:span text:style-name="T2">Drums</text:span></text:p>
          <text:p text:style-name="P1"><text:span text:style-name="T2">Bass</text:span></text:p>
          <text:p text:style-name="P1"><text:span text:style-name="T2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3.5cm" svg:x="43.5cm" svg:y="3cm">
          <text:p text:style-name="P1"><text:span text:style-name="T6">event_type</text:span></text:p>
          <text:p text:style-name="P1"><text:span text:style-name="T2">memberEntry</text:span></text:p>
          <text:p text:style-name="P1"><text:span text:style-name="T2">MemberDeparture</text:span></text:p>
          <text:p text:style-name="P1"><text:span text:style-name="T2">MemberIllness</text:span></text:p>
          <text:p text:style-name="P1"><text:span text:style-name="T2">MemberDeath</text:span></text:p>
          <text:p text:style-name="P1"><text:span text:style-name="T2">Disband</text:span></text:p>
          <text:p text:style-name="P1"><text:span text:style-name="T2">Reunit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cm" svg:y1="34.8cm" svg:x2="25.249cm" svg:y2="34cm" draw:start-shape="id3" draw:start-glue-point="0" svg:d="m25000 34800v-650h249v-150">
          <text:p/>
        </draw:connector>
        <draw:custom-shape draw:style-name="gr7" draw:text-style-name="P1" draw:id="id17" draw:layer="layout" svg:width="6cm" svg:height="3.5cm" svg:x="19cm" svg:y="7.5cm">
          <draw:glue-point draw:id="4" svg:x="3.333cm" svg:y="5cm"/>
          <text:p text:style-name="P1">N:M:M</text:p>
          <text:p text:style-name="P1">(Eine Person kann auf </text:p>
          <text:p text:style-name="P1">mehreren Alben mehrere </text:p>
          <text:p text:style-name="P1">Rollen haben (zb gesang und </text:p>
          <text:p text:style-name="P1">gitarre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6cm" svg:y1="4cm" svg:x2="22cm" svg:y2="7.5cm" draw:start-shape="id15" draw:start-glue-point="1" draw:end-shape="id17" draw:end-glue-point="0" svg:d="m14600 4000h7400v3500">
          <text:p/>
        </draw:connector>
        <draw:connector draw:style-name="gr3" draw:text-style-name="P1" draw:layer="layout" svg:x1="19cm" svg:y1="9.25cm" svg:x2="14.6cm" svg:y2="15.5cm" draw:start-shape="id17" draw:start-glue-point="3" draw:end-shape="id8" draw:end-glue-point="1" svg:d="m19000 9250h-2200v6250h-2200">
          <text:p/>
        </draw:connector>
        <draw:connector draw:style-name="gr3" draw:text-style-name="P1" draw:layer="layout" svg:x1="27.5cm" svg:y1="17cm" svg:x2="25.5cm" svg:y2="13.5cm" draw:start-shape="id18" draw:start-glue-point="3" draw:end-shape="id19" draw:end-glue-point="2" svg:d="m27500 17000h-2000v-3500">
          <text:p/>
        </draw:connector>
        <draw:connector draw:style-name="gr3" draw:text-style-name="P1" draw:layer="layout" svg:x1="22cm" svg:y1="11cm" svg:x2="24.75cm" svg:y2="12.501cm" draw:start-shape="id17" draw:start-glue-point="2" draw:end-shape="id19" draw:end-glue-point="5" svg:d="m22000 11000v750h2750v751">
          <text:p/>
        </draw:connector>
        <draw:connector draw:style-name="gr3" draw:text-style-name="P1" draw:layer="layout" svg:x1="12.475cm" svg:y1="24.763cm" svg:x2="11.6cm" svg:y2="25.181cm" draw:start-shape="id1" draw:start-glue-point="4" draw:end-shape="id1" draw:end-glue-point="3" svg:d="m12475 24763v-502h-1376v920h501">
          <text:p/>
        </draw:connector>
        <draw:connector draw:style-name="gr3" draw:text-style-name="P1" draw:layer="layout" svg:x1="11.6cm" svg:y1="15.964cm" svg:x2="11.6cm" svg:y2="14.989cm" draw:start-shape="id8" draw:start-glue-point="10" draw:end-shape="id8" draw:end-glue-point="11" svg:d="m11600 15964h-501v-975h501">
          <text:p/>
        </draw:connector>
        <draw:connector draw:style-name="gr3" draw:text-style-name="P1" draw:layer="layout" svg:x1="30.5cm" svg:y1="18.5cm" svg:x2="15.1cm" svg:y2="25.181cm" draw:start-shape="id18" draw:start-glue-point="2" draw:end-shape="id1" draw:end-glue-point="1" svg:d="m30500 18500v6681h-15400">
          <text:p/>
        </draw:connector>
        <draw:connector draw:style-name="gr3" draw:text-style-name="P1" draw:layer="layout" svg:x1="30.5cm" svg:y1="15.5cm" svg:x2="14.6cm" svg:y2="3.324cm" draw:start-shape="id18" draw:start-glue-point="0" draw:end-shape="id15" draw:end-glue-point="7" svg:d="m30500 15500v-12176h-15900">
          <text:p/>
        </draw:connector>
        <draw:custom-shape draw:style-name="gr2" draw:text-style-name="P3" draw:layer="layout" svg:width="3cm" svg:height="2cm" svg:x="1.5cm" svg:y="26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VOR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6.831cm" svg:y1="6.5cm" svg:x2="25.5cm" svg:y2="12.5cm" draw:start-shape="id16" draw:start-glue-point="1" draw:end-shape="id19" draw:end-glue-point="0" svg:d="m16831 6500h8669v6000">
          <text:p/>
        </draw:connector>
        <draw:custom-shape draw:style-name="gr2" draw:text-style-name="P3" draw:id="id15" draw:layer="layout" svg:width="3cm" svg:height="2cm" svg:x="11.6cm" svg:y="3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person_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9" draw:layer="layout" svg:width="3cm" svg:height="1cm" svg:x="24cm" svg:y="12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8" draw:layer="layout" svg:width="3cm" svg:height="2cm" svg:x="11.6cm" svg:y="14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1" draw:layer="layout" svg:width="3cm" svg:height="1cm" svg:x="41.739cm" svg:y="23cm">
          <text:p text:style-name="P1"><text:span text:style-name="T2">contains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0" draw:layer="layout" svg:width="3.502cm" svg:height="0.9cm" svg:x="41.5cm" svg:y="20.2cm">
          <text:p text:style-name="P1"><text:span text:style-name="T2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3" draw:layer="layout" svg:width="3cm" svg:height="2cm" svg:x="54cm" svg:y="26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3.251cm" svg:y1="21.1cm" svg:x2="43.239cm" svg:y2="23cm" draw:start-shape="id20" draw:start-glue-point="2" draw:end-shape="id21" draw:end-glue-point="0" svg:d="m43251 21100v950h-12v950">
          <text:p/>
        </draw:connector>
        <draw:connector draw:style-name="gr3" draw:text-style-name="P1" draw:layer="layout" svg:x1="43.239cm" svg:y1="24cm" svg:x2="45.5cm" svg:y2="29cm" draw:start-shape="id21" draw:start-glue-point="2" draw:end-shape="id22" draw:end-glue-point="0" svg:d="m43239 24000v2500h2261v2500">
          <text:p/>
        </draw:connector>
        <draw:custom-shape draw:style-name="gr2" draw:text-style-name="P3" draw:id="id22" draw:layer="layout" svg:width="3cm" svg:height="2cm" svg:x="44cm" svg:y="29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7cm" svg:y1="30cm" svg:x2="54cm" svg:y2="27.5cm" draw:start-shape="id22" draw:start-glue-point="1" draw:end-shape="id23" draw:end-glue-point="3" svg:d="m47000 30000h3500v-2500h350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B_5f_N2M-Relation" style:display-name="DB_N2M-Relation" style:family="graphic" style:parent-style-name="standard">
      <style:graphic-properties draw:stroke-dash="Dash_20_2" draw:fill-color="#ffff99" draw:fill-gradient-name="Gradient_20_9" draw:fill-hatch-name="Hatch_20_1" draw:fill-image-name="Bitmape_20_1" draw:fill-image-width="0cm" draw:fill-image-height="0cm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102H50M52S</meta:editing-duration>
    <meta:editing-cycles>37</meta:editing-cycles>
    <dc:date>2010-05-10T18:58:54</dc:date>
    <meta:generator>OpenOffice.org/3.2$Unix OpenOffice.org_project/320m12$Build-9483</meta:generator>
    <meta:document-statistic meta:object-count="85"/>
  </office:meta>
</office:document-meta>
</file>